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44pt" officeooo:paragraph-rsid="0013d4ad" style:font-size-asian="38.5pt" style:font-size-complex="44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3333" loext:char-shading-value="0"/>
    </style:style>
    <style:style style:name="T3" style:family="text">
      <style:text-properties officeooo:rsid="0013d4ad" fo:background-color="#ff33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<text:span text:style-name="T1"><text:s/></text:span><text:span text:style-name="T2"><text:s/></text:span><text:span text:style-name="T3">A viag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21:40.611089021</meta:creation-date>
    <dc:date>2022-08-23T14:29:07.134016596</dc:date>
    <meta:editing-duration>PT7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22" meta:non-whitespace-character-count="7"/>
  </office:meta>
</office:document-meta>
</file>